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e04" officeooo:paragraph-rsid="0012be04"/>
    </style:style>
    <style:style style:name="P2" style:family="paragraph" style:parent-style-name="Standard">
      <style:text-properties officeooo:rsid="0012be04" officeooo:paragraph-rsid="001400ea"/>
    </style:style>
    <style:style style:name="T1" style:family="text">
      <style:text-properties officeooo:rsid="00140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Construção de um datawarehouse com a API do youtube</text:p>
      <text:p text:style-name="P1"/>
      <text:p text:style-name="P1">Situação:</text:p>
      <text:p text:style-name="P1"/>
      <text:p text:style-name="P1"/>
      <text:p text:style-name="P1">Tarefa:</text:p>
      <text:p text:style-name="P1"/>
      <text:p text:style-name="P1"/>
      <text:p text:style-name="P1"/>
      <text:p text:style-name="P1">Ação:</text:p>
      <text:p text:style-name="P2">- <text:span text:style-name="T1">Criar a estrutura do banco de dados SQL Server</text:span></text:p>
      <text:p text:style-name="P2">- <text:span text:style-name="T1">Configuração do dbt no banco sql server</text:span></text:p>
      <text:p text:style-name="P2">- <text:span text:style-name="T1">Criar orquestração da extração de dados <text:s/>no apache airflow</text:span></text:p>
      <text:p text:style-name="P2">- <text:span text:style-name="T1">Criar scripts de consumo de dados da API do youtube</text:span></text:p>
      <text:p text:style-name="P1"/>
      <text:p text:style-name="P1"/>
      <text:p text:style-name="P1">Resultad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0:32:11.091726600</meta:creation-date>
    <dc:date>2025-03-09T11:07:18.356676919</dc:date>
    <meta:editing-duration>PT20M21S</meta:editing-duration>
    <meta:editing-cycles>1</meta:editing-cycles>
    <meta:document-statistic meta:table-count="0" meta:image-count="0" meta:object-count="0" meta:page-count="1" meta:paragraph-count="9" meta:word-count="53" meta:character-count="293" meta:non-whitespace-character-count="248"/>
    <meta:generator>LibreOffice/24.8.4.2$Linux_X86_64 LibreOffice_project/480$Build-2</meta:generator>
  </office:meta>
</office:document-meta>
</file>